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118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20.544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6.328cm" svg:height="247.57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رب دے حوالے رب دے حوالے</text:p>
              </table:table-cell>
              <table:table-cell table:style-name="ce2"/>
              <table:table-cell table:style-name="ce3">
                <text:p text:style-name="P2">Rab de hawale Rab de hawale</text:p>
              </table:table-cell>
            </table:table-row>
            <table:table-row table:style-name="ro1" table:default-cell-style-name="ce3">
              <table:table-cell table:style-name="ce4">
                <text:p text:style-name="P3">قاتل کھڑے ہن، او خنجر سنبھالے</text:p>
              </table:table-cell>
              <table:table-cell/>
              <table:table-cell>
                <text:p text:style-name="P2">qatil khare hain, o khanjar sambhale</text:p>
              </table:table-cell>
            </table:table-row>
            <table:table-row table:style-name="ro2" table:default-cell-style-name="ce3">
              <table:table-cell table:style-name="ce5">
                <text:p text:style-name="P4">اکبر جو ہوندا وطنِ پہچيندا<text:line-break/>غازی تو ہاڈے پردے بنيڑدا<text:line-break/>ارمان سم گئے مقتل وچ</text:p>
              </table:table-cell>
              <table:table-cell>
                <text:p text:style-name="P2">1</text:p>
              </table:table-cell>
              <table:table-cell>
                <text:p text:style-name="P2">akbar jo honda vatne puchenda<text:line-break/>ghazi tu hade parde banerda<text:line-break/>armaan sung gaye maqtal vich</text:p>
              </table:table-cell>
            </table:table-row>
            <table:table-row table:style-name="ro2" table:default-cell-style-name="ce3">
              <table:table-cell table:style-name="ce5">
                <text:p text:style-name="P4">دنیا تے کیا ہے، جیون دا فائدہ<text:line-break/>ریتاں تے سم گئے شہزادہ میڈا<text:line-break/>اکبر تے باجوں، جیون محال ہے</text:p>
              </table:table-cell>
              <table:table-cell>
                <text:p text:style-name="P2">2</text:p>
              </table:table-cell>
              <table:table-cell>
                <text:p text:style-name="P2">dunya te kiya hai, jeewan da faida<text:line-break/>retaan te sam gaye shehzada meda<text:line-break/>akbar te bajun, jeewan muhaal hae</text:p>
              </table:table-cell>
            </table:table-row>
            <table:table-row table:style-name="ro2" table:default-cell-style-name="ce3">
              <table:table-cell table:style-name="ce5">
                <text:p text:style-name="P4">میڈی مَیّت تے، جدن بھین آوے<text:line-break/>جے وَس لگى تا میڈے تے لاوے<text:line-break/>میکوں سماوے، اکبر دے نال اے</text:p>
              </table:table-cell>
              <table:table-cell>
                <text:p text:style-name="P2">3</text:p>
              </table:table-cell>
              <table:table-cell>
                <text:p text:style-name="P2">medi mayat te, jidan bhen aawe<text:line-break/>je was lagi taa mede te laave<text:line-break/>mekun samaave, akbar de naal ae</text:p>
              </table:table-cell>
            </table:table-row>
            <table:table-row table:style-name="ro2" table:default-cell-style-name="ce3">
              <table:table-cell table:style-name="ce5">
                <text:p text:style-name="P4">اَکھ وِچ بِھرا دے ہے تیر لگیا<text:line-break/>رج رج کے فوجاں جیوں آنڑ لٹیا<text:line-break/>نہ دیکھ سگدا، غازی دا حال ہے</text:p>
              </table:table-cell>
              <table:table-cell>
                <text:p text:style-name="P2">4</text:p>
              </table:table-cell>
              <table:table-cell>
                <text:p text:style-name="P2">akh wich bhira de hai teer lagiya<text:line-break/>raj raj ke faujan jiwen aanr lutya<text:line-break/>na dekh sagda, ghazi da haal hai</text:p>
              </table:table-cell>
            </table:table-row>
            <table:table-row table:style-name="ro2" table:default-cell-style-name="ce3">
              <table:table-cell table:style-name="ce5">
                <text:p text:style-name="P4">زینب نہ خیمہ تُوں باہر آوے<text:line-break/>خیمہ تُوں کُسدا مایكوں ڈیڈهی راہوے<text:line-break/>میری دھی دے کھولے، نہ سر دے وال نیں</text:p>
              </table:table-cell>
              <table:table-cell>
                <text:p text:style-name="P2">5</text:p>
              </table:table-cell>
              <table:table-cell>
                <text:p text:style-name="P2">zainab na khaima tun bahr aawe<text:line-break/>khaima tun kusda maikun dedhi rahwe<text:line-break/>medi dhi de khole, na sir de waal ne</text:p>
              </table:table-cell>
            </table:table-row>
            <table:table-row table:style-name="ro2" table:default-cell-style-name="ce3">
              <table:table-cell table:style-name="ce5">
                <text:p text:style-name="P4">اصغر کُوں پانی دا گھٹ نہ ملیا<text:line-break/>گردن تے حُرمل دا تیر چلیا<text:line-break/>ماواں تے کُس گئے، چھ ماہ دا بال اے</text:p>
              </table:table-cell>
              <table:table-cell>
                <text:p text:style-name="P2">6</text:p>
              </table:table-cell>
              <table:table-cell>
                <text:p text:style-name="P2">asghar kun pani da ghut na milya<text:line-break/>gardan te hurmal da teer chalya<text:line-break/>mawan te kus gaye, che mah da baal ae</text:p>
              </table:table-cell>
            </table:table-row>
            <table:table-row table:style-name="ro2" table:default-cell-style-name="ce3">
              <table:table-cell table:style-name="ce5">
                <text:p text:style-name="P4">شبیر آکھا چادر ہٹا چا<text:line-break/>عریان تھی سیں اوه سر چُما چا<text:line-break/>تہندی لاہسی چادر، نیزے دے نال اے</text:p>
              </table:table-cell>
              <table:table-cell>
                <text:p text:style-name="P2">7</text:p>
              </table:table-cell>
              <table:table-cell>
                <text:p text:style-name="P2">shabbir aakha chadar hataa chaa<text:line-break/>uryan thi sain ao sar chumaa chaa<text:line-break/>tehndi laahsi chadar, neze de naal ae</text:p>
              </table:table-cell>
            </table:table-row>
            <table:table-row table:style-name="ro2" table:default-cell-style-name="ce3">
              <table:table-cell table:style-name="ce5">
                <text:p text:style-name="P4">زینب نے رو کے ویرن کون آکھا<text:line-break/>میكوں گل چُما چا جتھے آ کے شِمرآن<text:line-break/>خنجر چلے سی، بے دردی ماں اے</text:p>
              </table:table-cell>
              <table:table-cell>
                <text:p text:style-name="P2">8</text:p>
              </table:table-cell>
              <table:table-cell>
                <text:p text:style-name="P2">zainab ne ro ke veeran kun aakha<text:line-break/>mainun gal chuma cha jithe aake shimraan<text:line-break/>khanjar chalesi, be dardi maan a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96.33cm" fo:page-height="247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6T12:51:50.482984400</dc:date>
    <meta:editing-duration>PT1H12M51S</meta:editing-duration>
    <meta:editing-cycles>23</meta:editing-cycles>
    <meta:generator>LibreOffice/25.2.4.3$Windows_X86_64 LibreOffice_project/33e196637044ead23f5c3226cde09b47731f7e27</meta:generator>
    <meta:document-statistic meta:object-count="1"/>
  </office:meta>
</office:document-meta>
</file>